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8D40000014F40F6ACEE.svm" manifest:media-type=""/>
  <manifest:file-entry manifest:full-path="Pictures/2000000100000211000001290840249C.svm" manifest:media-type=""/>
  <manifest:file-entry manifest:full-path="Pictures/20000001000002E4000000FABC89874A.svm" manifest:media-type=""/>
  <manifest:file-entry manifest:full-path="Pictures/200000010000060A0000012DD006C10E.svm" manifest:media-type=""/>
  <manifest:file-entry manifest:full-path="Pictures/2000016500004F1D00003B56B3C0D47D.wmf" manifest:media-type=""/>
  <manifest:file-entry manifest:full-path="Pictures/2000000100000142000000F27704101E.svm" manifest:media-type=""/>
  <manifest:file-entry manifest:full-path="Pictures/20000001000007190000012D4EE6D5BE.svm" manifest:media-type=""/>
  <manifest:file-entry manifest:full-path="Pictures/10000000000000200000002000309F1C.png" manifest:media-type="image/png"/>
  <manifest:file-entry manifest:full-path="Pictures/2000000100000243000000D8B95EBEA8.svm" manifest:media-type=""/>
  <manifest:file-entry manifest:full-path="Pictures/200000010000014A000000EDC8EE8372.svm" manifest:media-type=""/>
  <manifest:file-entry manifest:full-path="Pictures/20000001000002E4000000FAB21B9994.svm" manifest:media-type=""/>
  <manifest:file-entry manifest:full-path="Pictures/2000000100000142000000F295189561.svm" manifest:media-type=""/>
  <manifest:file-entry manifest:full-path="Pictures/2000000100000142000000E9DEC8ABA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-1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GS}=\SI{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-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v_{GS}=\SI{-3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TexMathsArgs="12§display§2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2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2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2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DS_{BR0}}=\SI{2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9.639cm" svg:height="4.063cm" svg:x="0.888cm" svg:y="0.539cm">
          <draw:image xlink:href="Pictures/2000016500004F1D00003B56B3C0D47D.wmf" xlink:type="simple" xlink:show="embed" xlink:actuate="onLoad">
            <text:p/>
          </draw:image>
          <draw:glue-point draw:id="4" svg:x="-0.469cm" svg:y="3.814cm"/>
          <draw:glue-point draw:id="5" svg:x="3.122cm" svg:y="3.743cm"/>
        </draw:frame>
        <draw:frame draw:style-name="gr2" draw:text-style-name="P1" draw:layer="layout" svg:width="0.634cm" svg:height="0.355cm" svg:x="1.923cm" svg:y="0.314cm">
          <draw:image xlink:href="Pictures/2000000100000211000001290840249C.svm" xlink:type="simple" xlink:show="embed" xlink:actuate="onLoad">
            <text:p/>
          </draw:image>
        </draw:frame>
        <draw:frame draw:style-name="gr3" draw:text-style-name="P1" draw:layer="layout" svg:width="0.694cm" svg:height="0.258cm" svg:x="9.812cm" svg:y="3.972cm">
          <draw:image xlink:href="Pictures/2000000100000243000000D8B95EBEA8.svm" xlink:type="simple" xlink:show="embed" xlink:actuate="onLoad">
            <text:p/>
          </draw:image>
        </draw:frame>
        <draw:frame draw:style-name="gr4" draw:text-style-name="P1" draw:layer="layout" svg:width="0.887cm" svg:height="0.299cm" svg:x="3.809cm" svg:y="3.026cm">
          <draw:image xlink:href="Pictures/20000001000002E4000000FABC89874A.svm" xlink:type="simple" xlink:show="embed" xlink:actuate="onLoad">
            <text:p/>
          </draw:image>
        </draw:frame>
        <draw:frame draw:style-name="gr5" draw:text-style-name="P1" draw:layer="layout" svg:width="1.854cm" svg:height="0.36cm" svg:x="2.842cm" svg:y="2.202cm">
          <draw:image xlink:href="Pictures/200000010000060A0000012DD006C10E.svm" xlink:type="simple" xlink:show="embed" xlink:actuate="onLoad">
            <text:p/>
          </draw:image>
        </draw:frame>
        <draw:frame draw:style-name="gr6" draw:text-style-name="P1" draw:layer="layout" svg:width="0.887cm" svg:height="0.299cm" svg:x="3.809cm" svg:y="3.536cm">
          <draw:image xlink:href="Pictures/20000001000002E4000000FAB21B9994.svm" xlink:type="simple" xlink:show="embed" xlink:actuate="onLoad">
            <text:p/>
          </draw:image>
        </draw:frame>
        <draw:connector draw:style-name="gr7" draw:text-style-name="P1" draw:layer="layout" draw:type="curve" draw:line-skew="-6.128cm -0.68cm" svg:x1="4.739cm" svg:y1="4.498cm" svg:x2="5.255cm" svg:y2="4.119cm" draw:start-shape="id1" draw:start-glue-point="1" draw:end-shape="id2" draw:end-glue-point="4" svg:d="m4739 4498c240 0 200 0 269 47s247 142 247-426">
          <text:p/>
        </draw:connector>
        <draw:frame draw:style-name="gr8" draw:text-style-name="P1" xml:id="id1" draw:id="id1" draw:layer="layout" svg:width="2.179cm" svg:height="0.36cm" svg:x="2.56cm" svg:y="4.318cm">
          <draw:image xlink:href="Pictures/20000001000007190000012D4EE6D5BE.svm" xlink:type="simple" xlink:show="embed" xlink:actuate="onLoad">
            <text:p/>
          </draw:image>
        </draw:frame>
        <draw:line draw:style-name="gr9" draw:text-style-name="P1" xml:id="id4" draw:id="id4" draw:layer="layout" svg:x1="8.693cm" svg:y1="2.608cm" svg:x2="8.693cm" svg:y2="4.082cm">
          <text:p/>
        </draw:line>
        <draw:line draw:style-name="gr9" draw:text-style-name="P1" draw:layer="layout" svg:x1="8.019cm" svg:y1="3.397cm" svg:x2="8.019cm" svg:y2="4.097cm">
          <text:p/>
        </draw:line>
        <draw:line draw:style-name="gr9" draw:text-style-name="P1" draw:layer="layout" svg:x1="7.339cm" svg:y1="3.932cm" svg:x2="7.339cm" svg:y2="4.102cm">
          <text:p/>
        </draw:line>
        <draw:frame draw:style-name="gr10" draw:text-style-name="P1" draw:layer="layout" svg:width="0.385cm" svg:height="0.289cm" svg:x="8.548cm" svg:y="4.203cm">
          <draw:image xlink:href="Pictures/2000000100000142000000F295189561.svm" xlink:type="simple" xlink:show="embed" xlink:actuate="onLoad">
            <text:p/>
          </draw:image>
        </draw:frame>
        <draw:frame draw:style-name="gr11" draw:text-style-name="P1" draw:layer="layout" svg:width="0.395cm" svg:height="0.283cm" svg:x="7.845cm" svg:y="4.209cm">
          <draw:image xlink:href="Pictures/200000010000014A000000EDC8EE8372.svm" xlink:type="simple" xlink:show="embed" xlink:actuate="onLoad">
            <text:p/>
          </draw:image>
        </draw:frame>
        <draw:frame draw:style-name="gr12" draw:text-style-name="P1" draw:layer="layout" svg:width="0.385cm" svg:height="0.289cm" svg:x="7.15cm" svg:y="4.203cm">
          <draw:image xlink:href="Pictures/2000000100000142000000F27704101E.svm" xlink:type="simple" xlink:show="embed" xlink:actuate="onLoad">
            <text:p/>
          </draw:image>
        </draw:frame>
        <draw:frame draw:style-name="gr13" draw:text-style-name="P1" draw:layer="layout" svg:width="0.385cm" svg:height="0.278cm" svg:x="6.431cm" svg:y="4.214cm">
          <draw:image xlink:href="Pictures/2000000100000142000000E9DEC8ABA6.svm" xlink:type="simple" xlink:show="embed" xlink:actuate="onLoad">
            <text:p/>
          </draw:image>
        </draw:frame>
        <draw:frame draw:style-name="gr14" draw:text-style-name="P1" xml:id="id3" draw:id="id3" draw:layer="layout" svg:width="2.711cm" svg:height="0.401cm" svg:x="9.652cm" svg:y="2.031cm">
          <draw:image xlink:href="Pictures/20000001000008D40000014F40F6ACEE.svm" xlink:type="simple" xlink:show="embed" xlink:actuate="onLoad">
            <text:p/>
          </draw:image>
        </draw:frame>
        <draw:connector draw:style-name="gr7" draw:text-style-name="P1" draw:layer="layout" draw:type="curve" draw:line-skew="0.84cm" svg:x1="9.652cm" svg:y1="2.231cm" svg:x2="8.693cm" svg:y2="4.082cm" draw:start-shape="id3" draw:start-glue-point="3" draw:end-shape="id4" draw:end-glue-point="2" svg:d="m9652 2231c-930 0-451 1851-959 18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1T17:17:37</meta:creation-date>
    <meta:editing-duration>PT12M54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8-18T13:11:24</dc:date>
    <dc:creator>kkk </dc:creator>
    <meta:document-statistic meta:object-count="17"/>
    <meta:template xlink:type="simple" xlink:actuate="onRequest" xlink:title="kkkFigures" xlink:href="../../../../../.libreoffice/3/user/template/kkkFigures.otg" meta:date="2014-08-01T17:17:37"/>
  </office:meta>
</office:document-meta>
</file>